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 style:master-page-name="MP0">
      <style:table-properties style:width="17cm" fo:margin-left="0cm" style:page-number="auto" table:align="left"/>
    </style:style>
    <style:style style:name="Table1.A" style:family="table-column">
      <style:table-column-properties style:column-width="2.598cm"/>
    </style:style>
    <style:style style:name="Table1.B" style:family="table-column">
      <style:table-column-properties style:column-width="7.696cm"/>
    </style:style>
    <style:style style:name="Table1.C" style:family="table-column">
      <style:table-column-properties style:column-width="6.70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14" style:family="table-cell">
      <style:table-cell-properties fo:padding="0.097cm" fo:border-left="0.25pt solid #000000" fo:border-right="none" fo:border-top="none" fo:border-bottom="none" style:writing-mode="lr-tb"/>
    </style:style>
    <style:style style:name="Table1.C14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language="de" fo:country="CH"/>
    </style:style>
    <style:style style:name="P4" style:family="paragraph" style:parent-style-name="Table_20_Contents">
      <style:text-properties fo:language="de" fo:country="CH" officeooo:rsid="000cb5c6" officeooo:paragraph-rsid="000cb5c6"/>
    </style:style>
    <style:style style:name="P5" style:family="paragraph" style:parent-style-name="Table_20_Contents">
      <style:text-properties officeooo:rsid="000cb5c6" officeooo:paragraph-rsid="000cb5c6"/>
    </style:style>
    <style:style style:name="P6" style:family="paragraph" style:parent-style-name="Standard">
      <style:text-properties fo:language="de" fo:country="CH"/>
    </style:style>
    <style:style style:name="P7" style:family="paragraph" style:parent-style-name="Table_20_Contents">
      <style:text-properties fo:language="de" fo:country="CH"/>
    </style:style>
    <style:style style:name="P8" style:family="paragraph" style:parent-style-name="Table_20_Contents">
      <style:text-properties fo:language="de" fo:country="CH" officeooo:rsid="000f4a78" officeooo:paragraph-rsid="000f4a78"/>
    </style:style>
    <style:style style:name="P9" style:family="paragraph" style:parent-style-name="Table_20_Contents">
      <style:text-properties fo:language="de" fo:country="CH" officeooo:rsid="0011f61b" officeooo:paragraph-rsid="0011f61b"/>
    </style:style>
    <style:style style:name="P10" style:family="paragraph" style:parent-style-name="Table_20_Contents">
      <style:text-properties fo:color="#c9211e" loext:opacity="100%"/>
    </style:style>
    <style:style style:name="P11" style:family="paragraph" style:parent-style-name="Table_20_Contents">
      <style:text-properties fo:color="#c9211e" loext:opacity="100%" fo:language="de" fo:country="CH"/>
    </style:style>
    <style:style style:name="P12" style:family="paragraph" style:parent-style-name="Table_20_Contents">
      <style:text-properties fo:color="#c9211e" loext:opacity="100%" fo:language="de" fo:country="CH" officeooo:rsid="000f4a78" officeooo:paragraph-rsid="000f4a78"/>
    </style:style>
    <style:style style:name="T1" style:family="text">
      <style:text-properties officeooo:rsid="000f4a78"/>
    </style:style>
    <style:style style:name="T2" style:family="text">
      <style:text-properties officeooo:rsid="0011f6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90841244640">
          <table:table-cell table:style-name="Table1.A1" office:value-type="string">
            <text:p text:style-name="P1">Befehl</text:p>
          </table:table-cell>
          <table:table-cell table:style-name="Table1.A1" office:value-type="string">
            <text:p text:style-name="P2">Parameter</text:p>
          </table:table-cell>
          <table:table-cell table:style-name="Table1.C1" office:value-type="string">
            <text:p text:style-name="P2">Bedeutung</text:p>
          </table:table-cell>
        </table:table-row>
        <table:table-row table:style-name="TableLine2390841232672">
          <table:table-cell table:style-name="Table1.A2" office:value-type="string">
            <text:p text:style-name="Table_20_Contents">USER</text:p>
          </table:table-cell>
          <table:table-cell table:style-name="Table1.A2" office:value-type="string">
            <text:p text:style-name="Table_20_Contents">Username</text:p>
          </table:table-cell>
          <table:table-cell table:style-name="Table1.C2" office:value-type="string">
            <text:p text:style-name="Table_20_Contents">Übergeben des Usernamens</text:p>
          </table:table-cell>
        </table:table-row>
        <table:table-row table:style-name="TableLine2390841233760">
          <table:table-cell table:style-name="Table1.A2" office:value-type="string">
            <text:p text:style-name="Table_20_Contents">ACTI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3">Anfordern einer Liste, die die momentan aktiven User anzeigt </text:p>
          </table:table-cell>
        </table:table-row>
        <table:table-row table:style-name="TableLine2390841243552">
          <table:table-cell table:style-name="Table1.A2" office:value-type="string">
            <text:p text:style-name="Table_20_Contents">QU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User Logout von Server</text:p>
          </table:table-cell>
        </table:table-row>
        <table:table-row table:style-name="TableLine2390841239472">
          <table:table-cell table:style-name="Table1.A2" office:value-type="string">
            <text:p text:style-name="Table_20_Contents">EX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3">Aktuelles Spiel verlassen, in die Lobby zurückkehren</text:p>
          </table:table-cell>
        </table:table-row>
        <table:table-row table:style-name="TableLine2390841243824">
          <table:table-cell table:style-name="Table1.A2" office:value-type="string">
            <text:p text:style-name="P5">PLA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4">Starte ein neues Spiel</text:p>
          </table:table-cell>
        </table:table-row>
        <table:table-row table:style-name="TableLine2390841244096">
          <table:table-cell table:style-name="Table1.A2" office:value-type="string">
            <text:p text:style-name="P5">MOVE</text:p>
          </table:table-cell>
          <table:table-cell table:style-name="Table1.A2" office:value-type="string">
            <text:p text:style-name="Table_20_Contents">Kartenwert, Murmel, New Position</text:p>
          </table:table-cell>
          <table:table-cell table:style-name="Table1.C2" office:value-type="string">
            <text:p text:style-name="P3">Übergeben von Spielzug. Als Parameter werden dabei der gewünschte Kartenwert, die Startposition der Murmel, die man bewegen möchte, sowie die neue Position der Murmel angegeben.</text:p>
          </table:table-cell>
        </table:table-row>
        <table:table-row table:style-name="TableLine2390841235120">
          <table:table-cell table:style-name="Table1.A2" office:value-type="string">
            <text:p text:style-name="Table_20_Contents">STA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Anfordern von Spielstatistik</text:p>
          </table:table-cell>
        </table:table-row>
        <table:table-row table:style-name="TableLine2390841235392">
          <table:table-cell table:style-name="Table1.A2" office:value-type="string">
            <text:p text:style-name="Table_20_Contents">MODE</text:p>
          </table:table-cell>
          <table:table-cell table:style-name="Table1.A2" office:value-type="string">
            <text:p text:style-name="Table_20_Contents">2-6 Spielernamen, Teamzusammensetzung, <text:span text:style-name="T1">Startposition,</text:span> Boolean Zusatzteil, <text:span text:style-name="T1">Reihenfolge(&amp; wer startet)</text:span></text:p>
          </table:table-cell>
          <table:table-cell table:style-name="Table1.C2" office:value-type="string">
            <text:p text:style-name="P3">Übergeben des gewählten Game Modus. Es wird ausgewählt, mit welchen Spielern ein Spiel gestartet wird, ob es Zweierteams gibt und falls ja, wie sich diese zusammensetzen. <text:span text:style-name="T1">Auch wird die Startposition dieses Mitspielers übermittelt</text:span> Mit dem Zusatzteil kann über die Gestaltung des Spielbretts bestimmt werden. <text:span text:style-name="T1">Ebenso wird die Reihenfolge der Spieler übermittelt und wer beginnt.</text:span></text:p>
          </table:table-cell>
        </table:table-row>
        <table:table-row table:style-name="TableLine2390841234032">
          <table:table-cell table:style-name="Table1.A2" office:value-type="string">
            <text:p text:style-name="Table_20_Contents">WCHT</text:p>
          </table:table-cell>
          <table:table-cell table:style-name="Table1.A2" office:value-type="string">
            <text:p text:style-name="Table_20_Contents">Nickname, Nachricht</text:p>
          </table:table-cell>
          <table:table-cell table:style-name="Table1.C2" office:value-type="string">
            <text:p text:style-name="P3">Übergeben einer Nachricht an den gewüschten Whisperchat Partner</text:p>
          </table:table-cell>
        </table:table-row>
        <table:table-row table:style-name="TableLine2390841244368">
          <table:table-cell table:style-name="Table1.A2" office:value-type="string">
            <text:p text:style-name="P10">PCHT</text:p>
          </table:table-cell>
          <table:table-cell table:style-name="Table1.A2" office:value-type="string">
            <text:p text:style-name="P10">Nachricht</text:p>
          </table:table-cell>
          <table:table-cell table:style-name="Table1.C2" office:value-type="string">
            <text:p text:style-name="P11">Übergeben einer Nachricht an alle aktiven User.</text:p>
          </table:table-cell>
        </table:table-row>
        <table:table-row table:style-name="TableLine2390841238656">
          <table:table-cell table:style-name="Table1.A2" office:value-type="string">
            <text:p text:style-name="P3">STAR</text:p>
          </table:table-cell>
          <table:table-cell table:style-name="Table1.A2" office:value-type="string">
            <text:p text:style-name="P3">Boolean</text:p>
          </table:table-cell>
          <table:table-cell table:style-name="Table1.C2" office:value-type="string">
            <text:p text:style-name="P3">Bestätigung, ob das Spiel unter den gegebenen Bedingungen gestartet werden soll.</text:p>
          </table:table-cell>
        </table:table-row>
        <table:table-row table:style-name="TableLine2390841243008">
          <table:table-cell table:style-name="Table1.A2" office:value-type="string">
            <text:p text:style-name="P3">CTTP</text:p>
          </table:table-cell>
          <table:table-cell table:style-name="Table1.A2" office:value-type="string">
            <text:p text:style-name="P3">Karte, Spielpartner</text:p>
          </table:table-cell>
          <table:table-cell table:style-name="Table1.C2" office:value-type="string">
            <text:p text:style-name="P3">Die gewünschte Karte wird an den Teampartner weitergegeben.</text:p>
          </table:table-cell>
        </table:table-row>
        <table:table-row table:style-name="TableLine2390841246000">
          <table:table-cell table:style-name="Table1.A14" office:value-type="string">
            <text:p text:style-name="P11">HELP</text:p>
          </table:table-cell>
          <table:table-cell table:style-name="Table1.A14" office:value-type="string">
            <text:p text:style-name="P11">-</text:p>
          </table:table-cell>
          <table:table-cell table:style-name="Table1.C14" office:value-type="string">
            <text:p text:style-name="P11">Spielanleitung aufrufen. </text:p>
          </table:table-cell>
        </table:table-row>
        <table:table-row table:style-name="TableLine2390841235664">
          <table:table-cell table:style-name="Table1.A2" office:value-type="string">
            <text:p text:style-name="P8">CARD</text:p>
          </table:table-cell>
          <table:table-cell table:style-name="Table1.A2" office:value-type="string">
            <text:p text:style-name="P8">Karten, <text:span text:style-name="T2">Runde</text:span></text:p>
          </table:table-cell>
          <table:table-cell table:style-name="Table1.C2" office:value-type="string">
            <text:p text:style-name="P8">Dem Spieler werden die Karten übermittelt <text:span text:style-name="T2">und die wievielte Runde nun beginnt</text:span></text:p>
          </table:table-cell>
        </table:table-row>
        <table:table-row table:style-name="TableLine2390841235664">
          <table:table-cell table:style-name="Table1.A2" office:value-type="string">
            <text:p text:style-name="P9">ANEW</text:p>
          </table:table-cell>
          <table:table-cell table:style-name="Table1.A2" office:value-type="string">
            <text:p text:style-name="P9">Spielfiguren, Spielpositionen</text:p>
          </table:table-cell>
          <table:table-cell table:style-name="Table1.C2" office:value-type="string">
            <text:p text:style-name="P9">Informationen zum Aktualisieren des gesamten Spielbretts(nach Verbindungs-Problemen)</text:p>
          </table:table-cell>
        </table:table-row>
        <table:table-row table:style-name="TableLine2390841235664">
          <table:table-cell table:style-name="Table1.A2" office:value-type="string">
            <text:p text:style-name="P12">HOME</text:p>
          </table:table-cell>
          <table:table-cell table:style-name="Table1.A2" office:value-type="string">
            <text:p text:style-name="P12">Spielfigur, Position</text:p>
          </table:table-cell>
          <table:table-cell table:style-name="Table1.C2" office:value-type="string">
            <text:p text:style-name="P12">Heimschicken einer Spielfigur wird mitgeteilt</text:p>
          </table:table-cell>
        </table:table-row>
        <table:table-row table:style-name="TableLine2390841235664">
          <table:table-cell table:style-name="Table1.A2" office:value-type="string">
            <text:p text:style-name="P9">VICT</text:p>
          </table:table-cell>
          <table:table-cell table:style-name="Table1.A2" office:value-type="string">
            <text:p text:style-name="P9">Spieler</text:p>
          </table:table-cell>
          <table:table-cell table:style-name="Table1.C2" office:value-type="string">
            <text:p text:style-name="P9">Mitteilen, dass jemand gesiegt hat</text:p>
          </table:table-cell>
        </table:table-row>
        <text:soft-page-break/>
        <table:table-row table:style-name="TableLine2390841235664">
          <table:table-cell table:style-name="Table1.A2" office:value-type="string">
            <text:p text:style-name="P9">TURN</text:p>
          </table:table-cell>
          <table:table-cell table:style-name="Table1.A2" office:value-type="string">
            <text:p text:style-name="P9">Spieler</text:p>
          </table:table-cell>
          <table:table-cell table:style-name="Table1.C2" office:value-type="string">
            <text:p text:style-name="P9">Mitteilen, welcher Spiel nun am Zug ist</text:p>
          </table:table-cell>
        </table:table-row>
        <table:table-row table:style-name="TableLine2390841235664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Line2390841235664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2390841235664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fo:background-color="transparent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1-03-23T16:44:00Z</meta:creation-date>
    <dc:date>2021-03-30T12:31:34.892000000</dc:date>
    <meta:editing-cycles>4</meta:editing-cycles>
    <meta:editing-duration>PT7H20M57S</meta:editing-duration>
    <meta:document-statistic meta:table-count="1" meta:image-count="0" meta:object-count="0" meta:page-count="2" meta:paragraph-count="57" meta:word-count="236" meta:character-count="1686" meta:non-whitespace-character-count="1505"/>
    <meta:template xlink:type="simple" xlink:actuate="onRequest" xlink:title="" xlink:href="../JDogs_Protocol.odt/Normal.dotm"/>
  </office:meta>
</office:document-meta>
</file>